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707cm" fo:break-before="auto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ta1" style:family="table" style:master-page-name="PageStyle_5f_Foglio_20_1_20_-_20_Peso_20_in_20_gramm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 1 - Peso in grammi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9" table:number-rows-spanned="1">
            <text:p>Peso in grammi</text:p>
          </table:table-cell>
          <table:covered-table-cell table:number-columns-repeated="8" table:style-name="ce4"/>
          <table:table-cell table:number-columns-repeated="1015"/>
        </table:table-row>
        <table:table-row table:style-name="ro2">
          <table:table-cell table:style-name="ce2"/>
          <table:table-cell table:style-name="ce5" office:value-type="string" calcext:value-type="string">
            <text:p>Pesetto</text:p>
          </table:table-cell>
          <table:table-cell table:style-name="ce5" office:value-type="string" calcext:value-type="string">
            <text:p>Carrello rosso</text:p>
          </table:table-cell>
          <table:table-cell table:style-name="ce5" office:value-type="string" calcext:value-type="string">
            <text:p>Pesi carrello</text:p>
          </table:table-cell>
          <table:table-cell table:style-name="ce5" office:value-type="string" calcext:value-type="string">
            <text:p>Carrello blu con magnete</text:p>
          </table:table-cell>
          <table:table-cell table:style-name="ce5" office:value-type="string" calcext:value-type="string">
            <text:p>Carrello blu con molla</text:p>
          </table:table-cell>
          <table:table-cell table:style-name="ce5" office:value-type="string" calcext:value-type="string">
            <text:p>Carrello rosso con magnete</text:p>
          </table:table-cell>
          <table:table-cell table:style-name="ce5" office:value-type="string" calcext:value-type="string">
            <text:p>Libro </text:p>
          </table:table-cell>
          <table:table-cell table:style-name="ce5" office:value-type="string" calcext:value-type="string">
            <text:p>Quaderno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6" office:value-type="float" office:value="199.53" calcext:value-type="float">
            <text:p>199.53</text:p>
          </table:table-cell>
          <table:table-cell table:style-name="ce6" office:value-type="float" office:value="252.64" calcext:value-type="float">
            <text:p>252.64</text:p>
          </table:table-cell>
          <table:table-cell table:style-name="ce6" office:value-type="float" office:value="506.36" calcext:value-type="float">
            <text:p>506.36</text:p>
          </table:table-cell>
          <table:table-cell table:style-name="ce6" office:value-type="float" office:value="270.33" calcext:value-type="float">
            <text:p>270.33</text:p>
          </table:table-cell>
          <table:table-cell table:style-name="ce6" office:value-type="float" office:value="254.64" calcext:value-type="float">
            <text:p>254.64</text:p>
          </table:table-cell>
          <table:table-cell table:style-name="ce6" office:value-type="float" office:value="272.97" calcext:value-type="float">
            <text:p>272.97</text:p>
          </table:table-cell>
          <table:table-cell table:style-name="ce6" office:value-type="float" office:value="482.39" calcext:value-type="float">
            <text:p>482.39</text:p>
          </table:table-cell>
          <table:table-cell table:style-name="ce6" office:value-type="float" office:value="315.47" calcext:value-type="float">
            <text:p>315.47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office:value-type="float" office:value="199.54" calcext:value-type="float">
            <text:p>199.54</text:p>
          </table:table-cell>
          <table:table-cell table:style-name="ce6" office:value-type="float" office:value="252.63" calcext:value-type="float">
            <text:p>252.63</text:p>
          </table:table-cell>
          <table:table-cell table:style-name="ce6" office:value-type="float" office:value="506.37" calcext:value-type="float">
            <text:p>506.37</text:p>
          </table:table-cell>
          <table:table-cell table:style-name="ce6" office:value-type="float" office:value="270.34" calcext:value-type="float">
            <text:p>270.34</text:p>
          </table:table-cell>
          <table:table-cell table:style-name="ce6" office:value-type="float" office:value="254.67" calcext:value-type="float">
            <text:p>254.67</text:p>
          </table:table-cell>
          <table:table-cell table:style-name="ce6" office:value-type="float" office:value="272.98" calcext:value-type="float">
            <text:p>272.98</text:p>
          </table:table-cell>
          <table:table-cell table:style-name="ce6" office:value-type="float" office:value="482.41" calcext:value-type="float">
            <text:p>482.41</text:p>
          </table:table-cell>
          <table:table-cell table:style-name="ce6" office:value-type="float" office:value="315.47" calcext:value-type="float">
            <text:p>315.47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office:value-type="float" office:value="199.51" calcext:value-type="float">
            <text:p>199.51</text:p>
          </table:table-cell>
          <table:table-cell table:style-name="ce6" office:value-type="float" office:value="252.62" calcext:value-type="float">
            <text:p>252.62</text:p>
          </table:table-cell>
          <table:table-cell table:style-name="ce6" office:value-type="float" office:value="506.37" calcext:value-type="float">
            <text:p>506.37</text:p>
          </table:table-cell>
          <table:table-cell table:style-name="ce6" office:value-type="float" office:value="270.34" calcext:value-type="float">
            <text:p>270.34</text:p>
          </table:table-cell>
          <table:table-cell table:style-name="ce6" office:value-type="float" office:value="254.65" calcext:value-type="float">
            <text:p>254.65</text:p>
          </table:table-cell>
          <table:table-cell table:style-name="ce6" office:value-type="float" office:value="272.97" calcext:value-type="float">
            <text:p>272.97</text:p>
          </table:table-cell>
          <table:table-cell table:style-name="ce6" office:value-type="float" office:value="482.41" calcext:value-type="float">
            <text:p>482.41</text:p>
          </table:table-cell>
          <table:table-cell table:style-name="ce6" office:value-type="float" office:value="315.47" calcext:value-type="float">
            <text:p>315.47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office:value-type="float" office:value="199.52" calcext:value-type="float">
            <text:p>199.52</text:p>
          </table:table-cell>
          <table:table-cell table:style-name="ce6" office:value-type="float" office:value="252.63" calcext:value-type="float">
            <text:p>252.63</text:p>
          </table:table-cell>
          <table:table-cell table:style-name="ce6" office:value-type="float" office:value="506.38" calcext:value-type="float">
            <text:p>506.38</text:p>
          </table:table-cell>
          <table:table-cell table:style-name="ce6" office:value-type="float" office:value="270.34" calcext:value-type="float">
            <text:p>270.34</text:p>
          </table:table-cell>
          <table:table-cell table:style-name="ce6" office:value-type="float" office:value="254.66" calcext:value-type="float">
            <text:p>254.66</text:p>
          </table:table-cell>
          <table:table-cell table:style-name="ce6" office:value-type="float" office:value="272.98" calcext:value-type="float">
            <text:p>272.98</text:p>
          </table:table-cell>
          <table:table-cell table:style-name="ce6" office:value-type="float" office:value="482.41" calcext:value-type="float">
            <text:p>482.41</text:p>
          </table:table-cell>
          <table:table-cell table:style-name="ce6" office:value-type="float" office:value="315.48" calcext:value-type="float">
            <text:p>315.48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office:value-type="float" office:value="199.52" calcext:value-type="float">
            <text:p>199.52</text:p>
          </table:table-cell>
          <table:table-cell table:style-name="ce6" office:value-type="float" office:value="252.62" calcext:value-type="float">
            <text:p>252.62</text:p>
          </table:table-cell>
          <table:table-cell table:style-name="ce6" office:value-type="float" office:value="506.38" calcext:value-type="float">
            <text:p>506.38</text:p>
          </table:table-cell>
          <table:table-cell table:style-name="ce6" office:value-type="float" office:value="270.33" calcext:value-type="float">
            <text:p>270.33</text:p>
          </table:table-cell>
          <table:table-cell table:style-name="ce6" office:value-type="float" office:value="254.63" calcext:value-type="float">
            <text:p>254.63</text:p>
          </table:table-cell>
          <table:table-cell table:style-name="ce6" office:value-type="float" office:value="272.99" calcext:value-type="float">
            <text:p>272.99</text:p>
          </table:table-cell>
          <table:table-cell table:style-name="ce6" office:value-type="float" office:value="482.41" calcext:value-type="float">
            <text:p>482.41</text:p>
          </table:table-cell>
          <table:table-cell table:style-name="ce6" office:value-type="float" office:value="315.48" calcext:value-type="float">
            <text:p>315.48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office:value-type="float" office:value="199.53" calcext:value-type="float">
            <text:p>199.53</text:p>
          </table:table-cell>
          <table:table-cell table:style-name="ce6" office:value-type="float" office:value="252.62" calcext:value-type="float">
            <text:p>252.62</text:p>
          </table:table-cell>
          <table:table-cell table:style-name="ce6" office:value-type="float" office:value="506.38" calcext:value-type="float">
            <text:p>506.38</text:p>
          </table:table-cell>
          <table:table-cell table:style-name="ce6" office:value-type="float" office:value="270.33" calcext:value-type="float">
            <text:p>270.33</text:p>
          </table:table-cell>
          <table:table-cell table:style-name="ce6" office:value-type="float" office:value="254.65" calcext:value-type="float">
            <text:p>254.65</text:p>
          </table:table-cell>
          <table:table-cell table:style-name="ce6" office:value-type="float" office:value="272.98" calcext:value-type="float">
            <text:p>272.98</text:p>
          </table:table-cell>
          <table:table-cell table:style-name="ce6" office:value-type="float" office:value="482.39" calcext:value-type="float">
            <text:p>482.39</text:p>
          </table:table-cell>
          <table:table-cell table:style-name="ce6" office:value-type="float" office:value="315.46" calcext:value-type="float">
            <text:p>315.46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office:value-type="float" office:value="199.53" calcext:value-type="float">
            <text:p>199.53</text:p>
          </table:table-cell>
          <table:table-cell table:style-name="ce6" office:value-type="float" office:value="252.62" calcext:value-type="float">
            <text:p>252.62</text:p>
          </table:table-cell>
          <table:table-cell table:style-name="ce6" office:value-type="float" office:value="506.38" calcext:value-type="float">
            <text:p>506.38</text:p>
          </table:table-cell>
          <table:table-cell table:style-name="ce6" office:value-type="float" office:value="270.33" calcext:value-type="float">
            <text:p>270.33</text:p>
          </table:table-cell>
          <table:table-cell table:style-name="ce6" office:value-type="float" office:value="254.65" calcext:value-type="float">
            <text:p>254.65</text:p>
          </table:table-cell>
          <table:table-cell table:style-name="ce6" office:value-type="float" office:value="272.97" calcext:value-type="float">
            <text:p>272.97</text:p>
          </table:table-cell>
          <table:table-cell table:style-name="ce6" office:value-type="float" office:value="482.38" calcext:value-type="float">
            <text:p>482.38</text:p>
          </table:table-cell>
          <table:table-cell table:style-name="ce6" office:value-type="float" office:value="315.46" calcext:value-type="float">
            <text:p>315.46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office:value-type="float" office:value="199.52" calcext:value-type="float">
            <text:p>199.52</text:p>
          </table:table-cell>
          <table:table-cell table:style-name="ce6" office:value-type="float" office:value="252.62" calcext:value-type="float">
            <text:p>252.62</text:p>
          </table:table-cell>
          <table:table-cell table:style-name="ce6" office:value-type="float" office:value="506.37" calcext:value-type="float">
            <text:p>506.37</text:p>
          </table:table-cell>
          <table:table-cell table:style-name="ce6" office:value-type="float" office:value="270.33" calcext:value-type="float">
            <text:p>270.33</text:p>
          </table:table-cell>
          <table:table-cell table:style-name="ce6" office:value-type="float" office:value="254.64" calcext:value-type="float">
            <text:p>254.64</text:p>
          </table:table-cell>
          <table:table-cell table:style-name="ce6" office:value-type="float" office:value="272.98" calcext:value-type="float">
            <text:p>272.98</text:p>
          </table:table-cell>
          <table:table-cell table:style-name="ce6" office:value-type="float" office:value="482.39" calcext:value-type="float">
            <text:p>482.39</text:p>
          </table:table-cell>
          <table:table-cell table:style-name="ce6" office:value-type="float" office:value="315.48" calcext:value-type="float">
            <text:p>315.48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7" table:formula="of:=AVERAGE([.B3:.B10])" office:value-type="float" office:value="199.525" calcext:value-type="float">
            <text:p>199.525</text:p>
          </table:table-cell>
          <table:table-cell table:style-name="ce7" table:formula="of:=AVERAGE([.C3:.C10])" office:value-type="float" office:value="252.625" calcext:value-type="float">
            <text:p>252.625</text:p>
          </table:table-cell>
          <table:table-cell table:style-name="ce7" table:formula="of:=AVERAGE([.D3:.D10])" office:value-type="float" office:value="506.37375" calcext:value-type="float">
            <text:p>506.37375</text:p>
          </table:table-cell>
          <table:table-cell table:style-name="ce7" table:formula="of:=AVERAGE([.E3:.E10])" office:value-type="float" office:value="270.33375" calcext:value-type="float">
            <text:p>270.33375</text:p>
          </table:table-cell>
          <table:table-cell table:style-name="ce7" table:formula="of:=AVERAGE([.F3:.F10])" office:value-type="float" office:value="254.64875" calcext:value-type="float">
            <text:p>254.64875</text:p>
          </table:table-cell>
          <table:table-cell table:style-name="ce7" table:formula="of:=AVERAGE([.G3:.G10])" office:value-type="float" office:value="272.9775" calcext:value-type="float">
            <text:p>272.9775</text:p>
          </table:table-cell>
          <table:table-cell table:style-name="ce7" table:formula="of:=AVERAGE([.H3:.H10])" office:value-type="float" office:value="482.39875" calcext:value-type="float">
            <text:p>482.39875</text:p>
          </table:table-cell>
          <table:table-cell table:style-name="ce7" table:formula="of:=AVERAGE([.I3:.I10])" office:value-type="float" office:value="315.47125" calcext:value-type="float">
            <text:p>315.47125</text:p>
          </table:table-cell>
          <table:table-cell table:number-columns-repeated="1015"/>
        </table:table-row>
        <table:table-row table:style-name="ro4" table:number-rows-repeated="12">
          <table:table-cell table:style-name="ce2"/>
          <table:table-cell table:style-name="ce6" table:number-columns-repeated="8"/>
          <table:table-cell table:number-columns-repeated="1015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_20_1_20_-_20_Peso_20_in_20_grammi" style:display-name="PageStyle_Foglio 1 - Peso in grammi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1T16:22:40.908000000</dc:date>
    <meta:editing-duration>PT55S</meta:editing-duration>
    <meta:editing-cycles>1</meta:editing-cycles>
    <meta:document-statistic meta:table-count="1" meta:cell-count="81" meta:object-count="0"/>
    <meta:generator>LibreOffice/7.0.3.1$Windows_X86_64 LibreOffice_project/d7547858d014d4cf69878db179d326fc3483e082</meta:generator>
  </office:meta>
</office:document-meta>
</file>